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array_multi.test_list_mul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Path_array_multi.test_list_multi_nega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Path_array_multi.JSONPath_array_mult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